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65cm"/>
    </style:style>
    <style:style style:name="co2" style:family="table-column">
      <style:table-column-properties fo:break-before="auto" style:column-width="2.741cm"/>
    </style:style>
    <style:style style:name="co3" style:family="table-column">
      <style:table-column-properties fo:break-before="auto" style:column-width="2.468cm"/>
    </style:style>
    <style:style style:name="co4" style:family="table-column">
      <style:table-column-properties fo:break-before="auto" style:column-width="1.401cm"/>
    </style:style>
    <style:style style:name="co5" style:family="table-column">
      <style:table-column-properties fo:break-before="auto" style:column-width="4.627cm"/>
    </style:style>
    <style:style style:name="co6" style:family="table-column">
      <style:table-column-properties fo:break-before="auto" style:column-width="2.275cm"/>
    </style:style>
    <style:style style:name="co7" style:family="table-column">
      <style:table-column-properties fo:break-before="auto" style:column-width="3.096cm"/>
    </style:style>
    <style:style style:name="co8" style:family="table-column">
      <style:table-column-properties fo:break-before="auto" style:column-width="2.385cm"/>
    </style:style>
    <style:style style:name="co9" style:family="table-column">
      <style:table-column-properties fo:break-before="auto" style:column-width="10.751cm"/>
    </style:style>
    <style:style style:name="co10" style:family="table-column">
      <style:table-column-properties fo:break-before="auto" style:column-width="28.19cm"/>
    </style:style>
    <style:style style:name="co11" style:family="table-column">
      <style:table-column-properties fo:break-before="auto" style:column-width="52.52cm"/>
    </style:style>
    <style:style style:name="co12" style:family="table-column">
      <style:table-column-properties fo:break-before="auto" style:column-width="23.407cm"/>
    </style:style>
    <style:style style:name="co13" style:family="table-column">
      <style:table-column-properties fo:break-before="auto" style:column-width="11.412cm"/>
    </style:style>
    <style:style style:name="co14" style:family="table-column">
      <style:table-column-properties fo:break-before="auto" style:column-width="50.033cm"/>
    </style:style>
    <style:style style:name="co1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able-cell-properties fo:background-color="#faed56"/>
    </style:style>
    <style:style style:name="ta_extref" style:family="table">
      <style:table-properties table:display="false"/>
    </style:style>
  </office:automatic-styles>
  <office:body>
    <office:spreadsheet>
      <table:table table:name="Feuille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Default"/>
        <table:table-column table:style-name="co6" table:default-cell-style-name="ce1"/>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row table:style-name="ro1">
          <table:table-cell office:value-type="string">
            <text:p>//FAM</text:p>
          </table:table-cell>
          <table:table-cell office:value-type="string">
            <text:p>classe(56744)</text:p>
          </table:table-cell>
          <table:table-cell office:value-type="string">
            <text:p>&lt;specid&gt;</text:p>
          </table:table-cell>
          <table:table-cell office:value-type="string">
            <text:p>&lt;fldid&gt;</text:p>
          </table:table-cell>
          <table:table-cell table:style-name="ce1" office:value-type="string">
            <text:p>nom scientifique</text:p>
          </table:table-cell>
          <table:table-cell office:value-type="string">
            <text:p>nom</text:p>
          </table:table-cell>
          <table:table-cell table:style-name="ce1" office:value-type="string">
            <text:p>caracteristique</text:p>
          </table:table-cell>
          <table:table-cell table:style-name="ce1" table:number-columns-repeated="9"/>
        </table:table-row>
        <table:table-row table:style-name="ro1">
          <table:table-cell table:style-name="ce2" office:value-type="string">
            <text:p>ORDER</text:p>
          </table:table-cell>
          <table:table-cell table:style-name="ce2" office:value-type="string">
            <text:p>ZOO_CLASSE</text:p>
          </table:table-cell>
          <table:table-cell table:style-name="ce2" table:number-columns-repeated="2"/>
          <table:table-cell table:style-name="ce2" office:value-type="string">
            <text:p>cl_nomscientifique</text:p>
          </table:table-cell>
          <table:table-cell table:style-name="ce2" office:value-type="string">
            <text:p>cl_nom</text:p>
          </table:table-cell>
          <table:table-cell table:style-name="ce2" office:value-type="string">
            <text:p>cl_caracteristique</text:p>
          </table:table-cell>
          <table:table-cell table:style-name="ce2" table:number-columns-repeated="9"/>
        </table:table-row>
        <table:table-row table:style-name="ro1">
          <table:table-cell office:value-type="string">
            <text:p>DOC</text:p>
          </table:table-cell>
          <table:table-cell office:value-type="string">
            <text:p>ZOO_CLASSE</text:p>
          </table:table-cell>
          <table:table-cell office:value-type="string">
            <text:p>Actinopterygii</text:p>
          </table:table-cell>
          <table:table-cell office:value-type="string">
            <text:p>-</text:p>
          </table:table-cell>
          <table:table-cell table:style-name="ce1" office:value-type="string">
            <text:p>Actinopterygii</text:p>
          </table:table-cell>
          <table:table-cell office:value-type="string">
            <text:p>Poissons</text:p>
          </table:table-cell>
          <table:table-cell table:style-name="ce1" table:number-columns-repeated="10"/>
        </table:table-row>
        <table:table-row table:style-name="ro1">
          <table:table-cell office:value-type="string">
            <text:p>DOC</text:p>
          </table:table-cell>
          <table:table-cell office:value-type="string">
            <text:p>ZOO_CLASSE</text:p>
          </table:table-cell>
          <table:table-cell office:value-type="string">
            <text:p>Reptilia</text:p>
          </table:table-cell>
          <table:table-cell office:value-type="string">
            <text:p>-</text:p>
          </table:table-cell>
          <table:table-cell table:style-name="ce1" office:value-type="string">
            <text:p>Reptilia</text:p>
          </table:table-cell>
          <table:table-cell office:value-type="string">
            <text:p>Reptiles</text:p>
          </table:table-cell>
          <table:table-cell table:style-name="ce1" table:number-columns-repeated="10"/>
        </table:table-row>
        <table:table-row table:style-name="ro1">
          <table:table-cell office:value-type="string">
            <text:p>DOC</text:p>
          </table:table-cell>
          <table:table-cell office:value-type="string">
            <text:p>ZOO_CLASSE</text:p>
          </table:table-cell>
          <table:table-cell office:value-type="string">
            <text:p>Aves</text:p>
          </table:table-cell>
          <table:table-cell office:value-type="string">
            <text:p>-</text:p>
          </table:table-cell>
          <table:table-cell table:style-name="ce1" office:value-type="string">
            <text:p>Aves</text:p>
          </table:table-cell>
          <table:table-cell office:value-type="string">
            <text:p>Oiseaux</text:p>
          </table:table-cell>
          <table:table-cell table:style-name="ce1" table:number-columns-repeated="10"/>
        </table:table-row>
        <table:table-row table:style-name="ro1">
          <table:table-cell office:value-type="string">
            <text:p>DOC</text:p>
          </table:table-cell>
          <table:table-cell office:value-type="string">
            <text:p>ZOO_CLASSE</text:p>
          </table:table-cell>
          <table:table-cell office:value-type="string">
            <text:p>Mammalia</text:p>
          </table:table-cell>
          <table:table-cell office:value-type="string">
            <text:p>-</text:p>
          </table:table-cell>
          <table:table-cell table:style-name="ce1" office:value-type="string">
            <text:p>Mammalia</text:p>
          </table:table-cell>
          <table:table-cell office:value-type="string">
            <text:p>Mammifères</text:p>
          </table:table-cell>
          <table:table-cell table:style-name="ce1" table:number-columns-repeated="10"/>
        </table:table-row>
        <table:table-row table:style-name="ro1">
          <table:table-cell office:value-type="string">
            <text:p>DOC</text:p>
          </table:table-cell>
          <table:table-cell office:value-type="string">
            <text:p>ZOO_CLASSE</text:p>
          </table:table-cell>
          <table:table-cell office:value-type="string">
            <text:p>Lissamphibia</text:p>
          </table:table-cell>
          <table:table-cell office:value-type="string">
            <text:p>-</text:p>
          </table:table-cell>
          <table:table-cell table:style-name="ce1" office:value-type="string">
            <text:p>Lissamphibia</text:p>
          </table:table-cell>
          <table:table-cell office:value-type="string">
            <text:p>Amphibiens</text:p>
          </table:table-cell>
          <table:table-cell table:style-name="ce1" table:number-columns-repeated="10"/>
        </table:table-row>
        <table:table-row table:style-name="ro1">
          <table:table-cell table:style-name="ce2" office:value-type="string">
            <text:p>ORDER</text:p>
          </table:table-cell>
          <table:table-cell table:style-name="ce2" office:value-type="string">
            <text:p>ZOO_ESPECE</text:p>
          </table:table-cell>
          <table:table-cell table:style-name="ce2" office:value-type="float" office:value="0">
            <text:p>0</text:p>
          </table:table-cell>
          <table:table-cell table:style-name="ce2" office:value-type="float" office:value="0">
            <text:p>0</text:p>
          </table:table-cell>
          <table:table-cell table:style-name="ce2" office:value-type="string">
            <text:p>es_nom</text:p>
          </table:table-cell>
          <table:table-cell table:style-name="ce2" office:value-type="string">
            <text:p>es_classe</text:p>
          </table:table-cell>
          <table:table-cell table:style-name="ce2" office:value-type="string">
            <text:p>es_ordre</text:p>
          </table:table-cell>
          <table:table-cell table:style-name="ce2" office:value-type="string">
            <text:p>es_poids</text:p>
          </table:table-cell>
          <table:table-cell table:style-name="ce2" office:value-type="string">
            <text:p>es_repartition</text:p>
          </table:table-cell>
          <table:table-cell table:style-name="ce2" office:value-type="string">
            <text:p>es_alimentation</text:p>
          </table:table-cell>
          <table:table-cell table:style-name="ce2" office:value-type="string">
            <text:p>es_reproduction</text:p>
          </table:table-cell>
          <table:table-cell table:style-name="ce2" office:value-type="string">
            <text:p>es_habitat</text:p>
          </table:table-cell>
          <table:table-cell table:style-name="ce2" office:value-type="string">
            <text:p>es_comportement</text:p>
          </table:table-cell>
          <table:table-cell table:style-name="ce2" table:number-columns-repeated="2"/>
          <table:table-cell/>
        </table:table-row>
        <table:table-row table:style-name="ro1">
          <table:table-cell office:value-type="string">
            <text:p>#DOC</text:p>
          </table:table-cell>
          <table:table-cell office:value-type="string">
            <text:p>ZOO_ESPECE</text:p>
          </table:table-cell>
          <table:table-cell office:value-type="float" office:value="0">
            <text:p>0</text:p>
          </table:table-cell>
          <table:table-cell/>
          <table:table-cell table:style-name="ce1" office:value-type="string">
            <text:p>nom</text:p>
          </table:table-cell>
          <table:table-cell office:value-type="string">
            <text:p>classe</text:p>
          </table:table-cell>
          <table:table-cell table:style-name="ce1" office:value-type="string">
            <text:p>ordre</text:p>
          </table:table-cell>
          <table:table-cell table:style-name="ce1" office:value-type="string">
            <text:p>poids</text:p>
          </table:table-cell>
          <table:table-cell table:style-name="ce1" office:value-type="string">
            <text:p>repartition</text:p>
          </table:table-cell>
          <table:table-cell table:style-name="ce1" office:value-type="string">
            <text:p>alimentation</text:p>
          </table:table-cell>
          <table:table-cell table:style-name="ce1" office:value-type="string">
            <text:p>reproduction</text:p>
          </table:table-cell>
          <table:table-cell table:style-name="ce1" office:value-type="string">
            <text:p>habitat</text:p>
          </table:table-cell>
          <table:table-cell table:style-name="ce1" office:value-type="string">
            <text:p>comportement</text:p>
          </table:table-cell>
          <table:table-cell table:style-name="ce1" table:number-columns-repeated="2"/>
          <table:table-cell/>
        </table:table-row>
        <table:table-row table:style-name="ro1">
          <table:table-cell table:number-columns-repeated="4"/>
          <table:table-cell table:style-name="ce1"/>
          <table:table-cell/>
          <table:table-cell table:style-name="ce1" table:number-columns-repeated="9"/>
          <table:table-cell/>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Alligator</text:p>
          </table:table-cell>
          <table:table-cell office:value-type="string">
            <text:p>Reptilia</text:p>
          </table:table-cell>
          <table:table-cell table:style-name="ce1" office:value-type="string">
            <text:p>Crocodiliens</text:p>
          </table:table-cell>
          <table:table-cell table:style-name="ce1" office:value-type="float" office:value="350">
            <text:p>350</text:p>
          </table:table-cell>
          <table:table-cell table:style-name="ce1" office:value-type="string">
            <text:p>Sud Est des Etats-Unis, Amérique centrale.</text:p>
          </table:table-cell>
          <table:table-cell table:style-name="ce1" office:value-type="string">
            <text:p>Les jeunes s'alimentent de petits crustacés et insectes, puis de grenouilles, serpents et poissons. A lâge adulte, ils se nourrissent surtout de poissons et de petits mammifères.</text:p>
          </table:table-cell>
          <table:table-cell table:style-name="ce1" office:value-type="string">
            <text:p>Laccouplement a lieu de nuit et dans leau. Puis la femelle construit un monticule de vase, terre et branchages dans lequel elle pond 20 à 80 ufs. Durant 2 à 3 mois, La femelle reste à proximité du nid jusquà léclosion des ufs </text:p>
          </table:table-cell>
          <table:table-cell table:style-name="ce1" office:value-type="string">
            <text:p><text:s/>Puis elle prend soins deux. Ils atteignent leur maturité a 6 ans.</text:p>
          </table:table-cell>
          <table:table-cell table:style-name="ce1" office:value-type="string">
            <text:p>Bordures de rivières, mangroves et estuaires.</text:p>
          </table:table-cell>
          <table:table-cell table:style-name="ce1" office:value-type="string">
            <text:p>Peu actifs, en journée, ils passent du temps à se faire chauffer au soleil. La nuit, ils simmergent en bord de rive et attendent leur proie.</text:p>
          </table:table-cell>
          <table:table-cell table:style-name="ce1"/>
          <table:table-cell/>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Agouti</text:p>
          </table:table-cell>
          <table:table-cell office:value-type="string">
            <text:p>Mammalia</text:p>
          </table:table-cell>
          <table:table-cell table:style-name="ce1" office:value-type="string">
            <text:p>Rongeur</text:p>
          </table:table-cell>
          <table:table-cell table:style-name="ce1" office:value-type="float" office:value="5">
            <text:p>5</text:p>
          </table:table-cell>
          <table:table-cell table:style-name="ce1" office:value-type="string">
            <text:p>Amérique centrale et méridionale.</text:p>
          </table:table-cell>
          <table:table-cell table:style-name="ce1" office:value-type="string">
            <text:p>Surtout végétarien, ils se nourrissent de feuilles, fruits, racines et parfois oeufs et coquillages.</text:p>
          </table:table-cell>
          <table:table-cell table:style-name="ce1" office:value-type="string">
            <text:p>2 ou 3 petits par portée </text:p>
          </table:table-cell>
          <table:table-cell table:style-name="ce1" office:value-type="string">
            <text:p><text:s/>parfois 2 portées par an. La gestation est de 3 mois. Les petits naissent trés développés : poilus, yeux ouverts, ils sont capables de se déplacer.</text:p>
          </table:table-cell>
          <table:table-cell table:style-name="ce1" office:value-type="string">
            <text:p>Forêts et zones boisées.</text:p>
          </table:table-cell>
          <table:table-cell table:style-name="ce1" office:value-type="string">
            <text:p>Nocturnes, ils vivent en petits groupe pour aller se nourrir, sinon ils vivent dans des terriers, seuls ou en famille lors de léducation des jeunes. Ils sont de très bons sauteurs et peuvent effectuer des bonds de 6 m. Comme les écureuils, ils mangent en position assise et enterrent parfois leurs provisions dans le sol.</text:p>
          </table:table-cell>
          <table:table-cell table:style-name="ce1"/>
          <table:table-cell/>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Belette</text:p>
          </table:table-cell>
          <table:table-cell office:value-type="string">
            <text:p>Mammalia</text:p>
          </table:table-cell>
          <table:table-cell table:style-name="ce1" office:value-type="string">
            <text:p>Carnivores</text:p>
          </table:table-cell>
          <table:table-cell table:style-name="ce1" office:value-type="string">
            <text:p>0.12</text:p>
          </table:table-cell>
          <table:table-cell table:style-name="ce1" office:value-type="string">
            <text:p>Europe, Asie, Sibérie, Afghanistan, Chine, Japon, Afrique du Nord</text:p>
          </table:table-cell>
          <table:table-cell table:style-name="ce1" office:value-type="string">
            <text:p>Elles se nourrissent principalement de petits rongeurs : Campagnols, mulots, souris mais parfois aussi dufs, doiseaux, de batraciens ou même de poissons.</text:p>
          </table:table-cell>
          <table:table-cell table:style-name="ce1" office:value-type="string">
            <text:p>La période des amours sétend davril à mai. La femelle peut avoir 2 portées dans la même saison de reproduction. Elle met bas 3 à 8 petits dans un trou darbre ou dans un nid quelle construit de feuille et de brindilles. La gestation dure 1 mois et demi. Les petits sont sevrés vers 5 semaines et atteignent leur maturité dans lannée.</text:p>
          </table:table-cell>
          <table:table-cell table:style-name="ce1" office:value-type="string">
            <text:p>Zones boisées, broussailleuses et rocheuses et parfois vieilles habitations</text:p>
          </table:table-cell>
          <table:table-cell table:style-name="ce1" office:value-type="string">
            <text:p>Elles sont principalement nocturnes, elles se déplacent souvent en famille ou en couple et chassent ensembles des proies parfois bien plus grosses quelles, telles que les rats ou les poules.\nElles sont très agiles et se déplacent avec rapidité et facilité. On peut les voir en bordures de cours deau où elles savent pêcher des poissons. Elles savent aussi très bien nager.</text:p>
          </table:table-cell>
          <table:table-cell table:style-name="ce1" table:number-columns-repeated="2"/>
          <table:table-cell/>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Baleine à  bosse ou jubarte</text:p>
          </table:table-cell>
          <table:table-cell office:value-type="string">
            <text:p>Mammalia</text:p>
          </table:table-cell>
          <table:table-cell table:style-name="ce1" office:value-type="string">
            <text:p>Cétaces</text:p>
          </table:table-cell>
          <table:table-cell table:style-name="ce1" office:value-type="float" office:value="50000">
            <text:p>50000</text:p>
          </table:table-cell>
          <table:table-cell table:style-name="ce1" office:value-type="string">
            <text:p>Pacifique Nord, Atlantiques Nord et Hémisphéres sud.</text:p>
          </table:table-cell>
          <table:table-cell table:style-name="ce1" office:value-type="string">
            <text:p>Elles sont carnivores, elles se nourrissent de petits crustacés et de poissons quelles concentrent en cercle grâce à un rideau de bulles quelles émettent lors de leurs plongées.</text:p>
          </table:table-cell>
          <table:table-cell table:style-name="ce1" office:value-type="string">
            <text:p>1 petit naît après une gestation de 9 à 10 mois. La mère lallaite pendant environ 1 an et ils restent ensemble pendant 2-3 ans. La maturité sexuelle est à 5 ans.\nLe baleineau mesure environ 4.50 m et pèse plus d1 tonne.</text:p>
          </table:table-cell>
          <table:table-cell table:style-name="ce1" office:value-type="string">
            <text:p>Les eaux froides à proximité des côtes et eaux tropicales.</text:p>
          </table:table-cell>
          <table:table-cell table:style-name="ce1" office:value-type="string">
            <text:p>Vivants seuls, avec son petit ou en couple pendant la saison tempérée, elles se réunissent en groupes lors des migrations saisonnières où elles quittent les eaux froides pour les eaux équatoriales. Elles nagent très lentement (7à 14 km/h).Elles aiment sauter hors de leau et les mâles en particulier peuvent chanter pendant des heures.</text:p>
          </table:table-cell>
          <table:table-cell table:style-name="ce1" table:number-columns-repeated="2"/>
          <table:table-cell/>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Antilope</text:p>
          </table:table-cell>
          <table:table-cell office:value-type="string">
            <text:p>Mammalia</text:p>
          </table:table-cell>
          <table:table-cell table:style-name="ce1" office:value-type="string">
            <text:p>Artiodactyles</text:p>
          </table:table-cell>
          <table:table-cell table:style-name="ce1" office:value-type="float" office:value="25">
            <text:p>25</text:p>
          </table:table-cell>
          <table:table-cell table:style-name="ce1" office:value-type="string">
            <text:p>nde au sud de l'Himalaya.</text:p>
          </table:table-cell>
          <table:table-cell table:style-name="ce1" office:value-type="string">
            <text:p>Herbivore.</text:p>
          </table:table-cell>
          <table:table-cell table:style-name="ce1" office:value-type="string">
            <text:p>Non saisonniére. La femelle donne naissance Ã  1 petit. La gestation est de 6 mois.</text:p>
          </table:table-cell>
          <table:table-cell table:style-name="ce1" office:value-type="string">
            <text:p>Des semi-déserts aux bois clairs</text:p>
          </table:table-cell>
          <table:table-cell table:style-name="ce1" office:value-type="string">
            <text:p>Harems composés d'1 male adulte et de plusieurs femelles: 10 à  20. avec leur jeune. Des groupes de jeunes mâles vivent à  la périphérie des harems.</text:p>
          </table:table-cell>
          <table:table-cell table:style-name="ce1" table:number-columns-repeated="2"/>
          <table:table-cell/>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baleine blanche</text:p>
          </table:table-cell>
          <table:table-cell office:value-type="string">
            <text:p>Mammalia</text:p>
          </table:table-cell>
          <table:table-cell table:style-name="ce1" office:value-type="string">
            <text:p>Cétaces</text:p>
          </table:table-cell>
          <table:table-cell table:style-name="ce1" office:value-type="float" office:value="300">
            <text:p>300</text:p>
          </table:table-cell>
          <table:table-cell table:style-name="ce1" office:value-type="string">
            <text:p>Mers arctiques et subarctiques</text:p>
          </table:table-cell>
          <table:table-cell table:style-name="ce1" office:value-type="string">
            <text:p>Ils se nourrissent de calmars, seiches, crevettes et petits poissons.</text:p>
          </table:table-cell>
          <table:table-cell table:style-name="ce1" office:value-type="string">
            <text:p>La fécondation et la reproduction ont lieu dans des eaux peu profondes. Les femelles mettent bas après 10 mois de gestation. Lorsquil naît le petit mesure 1.5 m et est de couleur grise il ne deviendra blanc comme les adultes quà sa 6ème année. Le jeune unique est allaité durant presque 2 ans.</text:p>
          </table:table-cell>
          <table:table-cell table:style-name="ce1" office:value-type="string">
            <text:p>Eaux froides en bordures de côtes et eaux peu profondes</text:p>
          </table:table-cell>
          <table:table-cell table:style-name="ce1" office:value-type="string">
            <text:p>Ils vivent en grandes communautés ( réunissant une centaine dindividus ). Ces groupes se rassemblent encore en colonies de plusieurs milliers dindividus pour effectuer les migrations. Les mâles et les femelles ne vivent pas dans les mêmes groupes, ils ne se rejoignent quà la période des amours qui a lieu en été dans les eaux de lhémisphère Nord.\nIls sont capables de restés ½ Heures sous leau à la recherche de nourriture. Comme ils chassent sous la banquise, ils leur arrivent de se trouver coincés dessous, mais leur puissance leur permet de briser une épaisseur de glace dun mètre ce qui souvent leur permet de sen tirer ou bien ils nagent vers un autre lieu plus accessible. Le record dapnée est de 70 min.\nLes bélougas sont des cétacés lents, se déplaçants rarement à plus de 7 km/h.</text:p>
          </table:table-cell>
          <table:table-cell table:style-name="ce1" table:number-columns-repeated="2"/>
          <table:table-cell/>
        </table:table-row>
        <table:table-row table:style-name="ro1">
          <table:table-cell table:number-columns-repeated="4"/>
          <table:table-cell table:style-name="ce1"/>
          <table:table-cell/>
          <table:table-cell table:style-name="ce1"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Cachalot</text:p>
          </table:table-cell>
          <table:table-cell office:value-type="string">
            <text:p>Mammalia</text:p>
          </table:table-cell>
          <table:table-cell table:style-name="ce1"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Cachalot pygmé</text:p>
          </table:table-cell>
          <table:table-cell office:value-type="string">
            <text:p>Mammalia</text:p>
          </table:table-cell>
          <table:table-cell table:style-name="ce1"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Castor européen</text:p>
          </table:table-cell>
          <table:table-cell office:value-type="string">
            <text:p>Mammalia</text:p>
          </table:table-cell>
          <table:table-cell table:style-name="ce1"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Cerf axis</text:p>
          </table:table-cell>
          <table:table-cell office:value-type="string">
            <text:p>Mammalia</text:p>
          </table:table-cell>
          <table:table-cell table:style-name="ce1"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Chameau</text:p>
          </table:table-cell>
          <table:table-cell office:value-type="string">
            <text:p>Mammalia</text:p>
          </table:table-cell>
          <table:table-cell table:style-name="ce1"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Civette d’afrique</text:p>
          </table:table-cell>
          <table:table-cell office:value-type="string">
            <text:p>Mammalia</text:p>
          </table:table-cell>
          <table:table-cell table:style-name="ce1"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Coati brun</text:p>
          </table:table-cell>
          <table:table-cell office:value-type="string">
            <text:p>Mammalia</text:p>
          </table:table-cell>
          <table:table-cell table:style-name="ce1"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Cobe de lechwe</text:p>
          </table:table-cell>
          <table:table-cell office:value-type="string">
            <text:p>Mammalia</text:p>
          </table:table-cell>
          <table:table-cell table:style-name="ce1"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Couscous tacheté</text:p>
          </table:table-cell>
          <table:table-cell office:value-type="string">
            <text:p>Mammalia</text:p>
          </table:table-cell>
          <table:table-cell table:style-name="ce1"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Dasyure</text:p>
          </table:table-cell>
          <table:table-cell office:value-type="string">
            <text:p>Mammalia</text:p>
          </table:table-cell>
          <table:table-cell table:style-name="ce1"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Dauphin à bosse du pacifique</text:p>
          </table:table-cell>
          <table:table-cell office:value-type="string">
            <text:p>Mammalia</text:p>
          </table:table-cell>
          <table:table-cell table:style-name="ce1"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Dauphin à long bec</text:p>
          </table:table-cell>
          <table:table-cell office:value-type="string">
            <text:p>Mammalia</text:p>
          </table:table-cell>
          <table:table-cell table:style-name="ce1"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Dauphin commun</text:p>
          </table:table-cell>
          <table:table-cell office:value-type="string">
            <text:p>Mammalia</text:p>
          </table:table-cell>
          <table:table-cell table:style-name="ce1"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Dauphin d’electre</text:p>
          </table:table-cell>
          <table:table-cell office:value-type="string">
            <text:p>Mammalia</text:p>
          </table:table-cell>
          <table:table-cell table:style-name="ce1"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Dauphin de commerson</text:p>
          </table:table-cell>
          <table:table-cell office:value-type="string">
            <text:p>Mammalia</text:p>
          </table:table-cell>
          <table:table-cell table:style-name="ce1"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Dauphin de risso</text:p>
          </table:table-cell>
          <table:table-cell office:value-type="string">
            <text:p>Mammalia</text:p>
          </table:table-cell>
          <table:table-cell table:style-name="ce1"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Dauphin du nord</text:p>
          </table:table-cell>
          <table:table-cell office:value-type="string">
            <text:p>Mammalia</text:p>
          </table:table-cell>
          <table:table-cell table:style-name="ce1"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Dauphins tachetés de l’atlantique</text:p>
          </table:table-cell>
          <table:table-cell office:value-type="string">
            <text:p>Mammalia</text:p>
          </table:table-cell>
          <table:table-cell table:style-name="ce1"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table:style-name="ce1" office:value-type="string">
            <text:p>Dauphins tachetés pantropical</text:p>
          </table:table-cell>
          <table:table-cell office:value-type="string">
            <text:p>Mammalia</text:p>
          </table:table-cell>
          <table:table-cell table:style-name="ce1"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Dendrolagu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Diable de tasmanie </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Ecureuil volant</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Eland du cap</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Eléphant d’afriqu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Eléphant d’asi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Fouin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Fourmilier ou tamanoir</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Genette commun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Genette tigrin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Gibbon lar - Video</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Giraf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Globycephale noir</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Globycéphale tropical</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Gorille occidental des plaines</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Hermin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Hippotrague noir</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Jaguar</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Jaguarondi ou chat-loutr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Kangourou gris - Video</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Koala</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Lagénorhynque à bec blanc</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Lagénorhynque à menton noir</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Lagénorhynque flancs blancs de l’atlantiqu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Lagénorhynque obscur</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Lagénorhynque sablier</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Lama - Video</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Lamantin ou vache marin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Lapin de garenn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Lièvre d'europ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Lissodelphis austral</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Loup à crinièr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Loups gris</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Loutre de mer</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Loutre d’europ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Loutre géante du brésil</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Loutre tacheté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Lynx roux ou bobcat</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Mangouste du cap</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Mangouste jaun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Mangouste nain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Mangouste rayé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Mangouste roug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Marsouins de dall</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Martr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Microcèb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Mors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Mouffette commune ou rayé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Mouflons d’europ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Musaraigne carrelet</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Myrmécobie fascié ou fourmilier zébré</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Narval ou licorn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Nilgault</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Opossum commun</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Orang-outan</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Ornithorynqu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Orque nain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Orque ou épaulard</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Oryx gemsbok</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Ours polair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Pacarana</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Pangolin à petites écailles</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Patas</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Péramèle lapin</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Pétauriste géant</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Phalanger pygmé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Phalanger vulpin</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Pseudorqu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Puma ou cougar</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Quokka</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Ratel</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Renard</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Rorqual commun</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Rorqual de bryd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Rorqual de mink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Rorqual de rudolphi</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Saïmiri</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Souris marsupiales à pieds larges</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Sténo</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Suricat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Taup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Taupe aveugl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Taupe marsupial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Taupe romain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Thylacine ou loup marsupial</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Thylogale à ventre roug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Tigr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Tursiop</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Vison d’europ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Wallaby de bennet</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Wallaby des roches à queue annelé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Watussi</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Wombat</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Yack</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Zèbre de burchell</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Zibeline</text:p>
          </table:table-cell>
          <table:table-cell office:value-type="string">
            <text:p>Mammalia</text:p>
          </table:table-cell>
          <table:table-cell table:number-columns-repeated="10"/>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Zorille</text:p>
          </table:table-cell>
          <table:table-cell office:value-type="string">
            <text:p>Mammalia</text:p>
          </table:table-cell>
          <table:table-cell table:number-columns-repeated="1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29">29/03/2011</text:date>, <text:time>12:11: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3-29T12:11:54</dc:date>
    <dc:creator>Eric Brison</dc:creator>
    <meta:generator>OpenOffice.org/3.2$Linux OpenOffice.org_project/320m19$Build-9505</meta:generator>
    <meta:editing-duration>PT00H21M47S</meta:editing-duration>
    <meta:editing-cycles>9</meta:editing-cycles>
    <meta:document-statistic meta:table-count="1" meta:cell-count="721" meta:object-count="0"/>
  </office:meta>
</office:document-meta>
</file>